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b70e" officeooo:paragraph-rsid="000ab70e"/>
    </style:style>
    <style:style style:name="P2" style:family="paragraph" style:parent-style-name="Standard">
      <style:text-properties fo:font-size="16pt" officeooo:rsid="000ab70e" officeooo:paragraph-rsid="000ab70e" style:font-size-asian="16pt" style:font-size-complex="16pt"/>
    </style:style>
    <style:style style:name="P3" style:family="paragraph" style:parent-style-name="Standard">
      <style:text-properties fo:font-size="16pt" fo:font-weight="normal" officeooo:rsid="000ab70e" officeooo:paragraph-rsid="000ab70e" style:font-size-asian="16pt" style:font-weight-asian="normal" style:font-size-complex="16pt" style:font-weight-complex="normal"/>
    </style:style>
    <style:style style:name="P4" style:family="paragraph" style:parent-style-name="Standard">
      <style:text-properties fo:font-size="16pt" fo:font-weight="normal" officeooo:rsid="000ab70e" officeooo:paragraph-rsid="000af2e1" style:font-size-asian="16pt" style:font-weight-asian="normal" style:font-size-complex="16pt" style:font-weight-complex="normal"/>
    </style:style>
    <style:style style:name="P5" style:family="paragraph" style:parent-style-name="Standard">
      <style:text-properties fo:font-size="16pt" fo:font-weight="normal" officeooo:rsid="000af2e1" officeooo:paragraph-rsid="000af2e1" style:font-size-asian="16pt" style:font-weight-asian="normal" style:font-size-complex="16pt" style:font-weight-complex="normal"/>
    </style:style>
    <style:style style:name="P6" style:family="paragraph" style:parent-style-name="Standard">
      <style:text-properties fo:font-size="16pt" fo:font-weight="normal" officeooo:rsid="000af2e1" officeooo:paragraph-rsid="000af2e1" style:font-size-asian="14pt" style:font-weight-asian="normal" style:font-size-complex="16pt" style:font-weight-complex="normal"/>
    </style:style>
    <style:style style:name="P7" style:family="paragraph" style:parent-style-name="Standard">
      <style:text-properties fo:font-size="18pt" fo:font-weight="bold" officeooo:rsid="000ab70e" officeooo:paragraph-rsid="000ab70e" style:font-size-asian="18pt" style:font-weight-asian="bold" style:font-size-complex="18pt" style:font-weight-complex="bold"/>
    </style:style>
    <style:style style:name="P8" style:family="paragraph" style:parent-style-name="Standard">
      <style:text-properties fo:font-size="18pt" fo:font-weight="bold" officeooo:rsid="000af2e1" officeooo:paragraph-rsid="000af2e1" style:font-size-asian="18pt" style:font-weight-asian="bold" style:font-size-complex="18pt" style:font-weight-complex="bold"/>
    </style:style>
    <style:style style:name="P9" style:family="paragraph" style:parent-style-name="Standard" style:list-style-name="L1">
      <style:text-properties fo:font-size="16pt" officeooo:rsid="000ab70e" officeooo:paragraph-rsid="000ab70e" style:font-size-asian="16pt" style:font-size-complex="16pt"/>
    </style:style>
    <style:style style:name="P10" style:family="paragraph" style:parent-style-name="Standard" style:list-style-name="L2">
      <style:text-properties fo:font-size="16pt" fo:font-weight="normal" officeooo:rsid="000ab70e" officeooo:paragraph-rsid="000ab70e" style:font-size-asian="16pt" style:font-weight-asian="normal" style:font-size-complex="16pt" style:font-weight-complex="normal"/>
    </style:style>
    <style:style style:name="P11" style:family="paragraph" style:parent-style-name="Standard" style:list-style-name="L3">
      <style:text-properties fo:font-size="16pt" fo:font-weight="normal" officeooo:rsid="000af2e1" officeooo:paragraph-rsid="000af2e1" style:font-size-asian="14pt" style:font-weight-asian="normal" style:font-size-complex="16pt" style:font-weight-complex="normal"/>
    </style:style>
    <style:style style:name="T1" style:family="text">
      <style:text-properties officeooo:rsid="000af2e1"/>
    </style:style>
    <style:style style:name="T2" style:family="text">
      <style:text-properties officeooo:rsid="000c4a0a"/>
    </style:style>
    <style:style style:name="T3" style:family="text">
      <style:text-properties officeooo:rsid="000ce4af"/>
    </style:style>
    <style:style style:name="T4"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FIDENTIALITY</text:p>
      <text:p text:style-name="P1"/>
      <text:p text:style-name="P2"><text:bookmark text:name="hs_cos_wrapper_post_body"/>Confidentiality is the security principle that controls access to information. It is designed to ensure the wrong people cannot gain access to sensitive information while ensuring the right people can access it.</text:p>
      <text:p text:style-name="P2"/>
      <text:p text:style-name="P2"/>
      <text:p text:style-name="P2">Methods to ensure Confidentiality :</text:p>
      <text:p text:style-name="P2"/>
      <text:list xml:id="list1321652429" text:style-name="L1">
        <text:list-item>
          <text:p text:style-name="P9"><text:bookmark text:name="hs_cos_wrapper_post_body1"/>data encryption <text:span text:style-name="T2">(/etc/shadow)</text:span></text:p>
        </text:list-item>
        <text:list-item>
          <text:p text:style-name="P9">Two-factor authentication</text:p>
        </text:list-item>
        <text:list-item>
          <text:p text:style-name="P9"><text:bookmark text:name="hs_cos_wrapper_post_body2"/>biometric verification</text:p>
        </text:list-item>
        <text:list-item>
          <text:p text:style-name="P9"><text:bookmark text:name="hs_cos_wrapper_post_body3"/>security tokens</text:p>
        </text:list-item>
        <text:list-item>
          <text:p text:style-name="P9"><text:bookmark text:name="hs_cos_wrapper_post_body4"/>digital certificates</text:p>
        </text:list-item>
      </text:list>
      <text:p text:style-name="P2"/>
      <text:p text:style-name="P2"/>
      <text:p text:style-name="P7">INTEGRITY</text:p>
      <text:p text:style-name="P7"/>
      <text:p text:style-name="P3"><text:bookmark text:name="hs_cos_wrapper_post_body6"/>The second component of the triad, integrity assures the sensitive data is trustworthy and accurate. </text:p>
      <text:p text:style-name="P3"/>
      <text:p text:style-name="P3">Consistency, accuracy, and trustworthiness of data should be maintained over its life cycle. <text:span text:style-name="T1">(md5sum command)</text:span></text:p>
      <text:p text:style-name="P3"/>
      <text:p text:style-name="P3"/>
      <text:p text:style-name="P3">Methods to ensure Integrity :</text:p>
      <text:p text:style-name="P3"/>
      <text:list xml:id="list1658919788" text:style-name="L2">
        <text:list-item>
          <text:p text:style-name="P10"><text:bookmark text:name="hs_cos_wrapper_post_body7"/>file permissions</text:p>
        </text:list-item>
        <text:list-item>
          <text:p text:style-name="P10"><text:bookmark text:name="hs_cos_wrapper_post_body8"/>user access controls</text:p>
        </text:list-item>
        <text:list-item>
          <text:p text:style-name="P10"><text:bookmark text:name="hs_cos_wrapper_post_body9"/>cryptographic checksums</text:p>
        </text:list-item>
        <text:list-item>
          <text:p text:style-name="P10">hashing</text:p>
        </text:list-item>
      </text:list>
      <text:p text:style-name="P5"/>
      <text:p text:style-name="P3"/>
      <text:p text:style-name="P3"/>
      <text:p text:style-name="P8">AVAILABILITY</text:p>
      <text:p text:style-name="P8"/>
      <text:p text:style-name="P6"><text:bookmark text:name="hs_cos_wrapper_post_body10"/>Availability is the guarantee of reliable and constant access to your sensitive data by authorized people.</text:p>
      <text:p text:style-name="P6"/>
      <text:p text:style-name="P4"><text:soft-page-break/>Methods to ensure <text:span text:style-name="T1">Availability</text:span> :</text:p>
      <text:list xml:id="list3210367135" text:style-name="L3">
        <text:list-item>
          <text:p text:style-name="P11"><text:bookmark text:name="hs_cos_wrapper_post_body11"/>Redundancy</text:p>
        </text:list-item>
        <text:list-item>
          <text:p text:style-name="P11"><text:bookmark text:name="hs_cos_wrapper_post_body12"/>failover <text:span text:style-name="T3">cluster*</text:span></text:p>
        </text:list-item>
        <text:list-item>
          <text:p text:style-name="P11"><text:bookmark text:name="hs_cos_wrapper_post_body13"/>RAID</text:p>
          <text:p text:style-name="P11"/>
        </text:list-item>
      </text:list>
      <text:p text:style-name="P6"/>
      <text:p text:style-name="P6">*A <text:span text:style-name="T4">failover cluster</text:span> is a group of servers that work together to maintain high availability of applications and services. If one of the servers, or nodes, fails, another node in the <text:span text:style-name="T4">cluster</text:span> can take over its workload without any downtime (this process is known as <text:span text:style-name="T4">failover</text:span>)</text:p>
      <text:p text:style-name="P6"/>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22:48:44.597927099</meta:creation-date>
    <dc:date>2020-05-14T08:57:10.084337678</dc:date>
    <meta:editing-duration>PT18M15S</meta:editing-duration>
    <meta:editing-cycles>4</meta:editing-cycles>
    <meta:generator>LibreOffice/6.0.7.3$Linux_X86_64 LibreOffice_project/00m0$Build-3</meta:generator>
    <meta:document-statistic meta:table-count="0" meta:image-count="0" meta:object-count="0" meta:page-count="2" meta:paragraph-count="24" meta:word-count="178" meta:character-count="1152" meta:non-whitespace-character-count="1009"/>
  </office:meta>
</office:document-meta>
</file>